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API design, API versioning, CI/CD, CLI tools, <text:a xlink:type="simple" xlink:href="https://aws.amazon.com" office:name=""><text:span text:style-name="Definition">AWS</text:span></text:a>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21:19:05Z</meta:creation-date>
    <dc:date>2025-01-28T21:19:05Z</dc:date>
  </office:meta>
</office:document-meta>
</file>